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56.55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65.85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43.46pt"/>
    </style:style>
    <style:style style:name="co7" style:family="table-column">
      <style:table-column-properties fo:break-before="auto" style:column-width="109.05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ule_wise_aggregate_b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number-columns-repeated="9" table:default-cell-style-name="Default"/>
        <table:table-row table:style-name="ro1">
          <table:table-cell/>
          <table:table-cell office:value-type="string" calcext:value-type="string">
            <text:p>site</text:p>
          </table:table-cell>
          <table:table-cell office:value-type="string" calcext:value-type="string">
            <text:p>metric</text:p>
          </table:table-cell>
          <table:table-cell office:value-type="string" calcext:value-type="string">
            <text:p>param_index</text:p>
          </table:table-cell>
          <table:table-cell office:value-type="string" calcext:value-type="string">
            <text:p>run_index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accuracies</text:p>
          </table:table-cell>
          <table:table-cell office:value-type="string" calcext:value-type="string">
            <text:p>false_negatives</text:p>
          </table:table-cell>
          <table:table-cell office:value-type="string" calcext:value-type="string">
            <text:p>average_f1</text:p>
          </table:table-cell>
          <table:table-cell office:value-type="string" calcext:value-type="string">
            <text:p>1_avg_f1</text:p>
          </table:table-cell>
          <table:table-cell office:value-type="string" calcext:value-type="string">
            <text:p>1_best_f1</text:p>
          </table:table-cell>
          <table:table-cell office:value-type="string" calcext:value-type="string">
            <text:p>2_avg_f1</text:p>
          </table:table-cell>
          <table:table-cell office:value-type="string" calcext:value-type="string">
            <text:p>2_best_f1</text:p>
          </table:table-cell>
          <table:table-cell office:value-type="string" calcext:value-type="string">
            <text:p>3_avg_f1</text:p>
          </table:table-cell>
          <table:table-cell office:value-type="string" calcext:value-type="string">
            <text:p>3_best_f1</text:p>
          </table:table-cell>
          <table:table-cell office:value-type="string" calcext:value-type="string">
            <text:p>4_avg_f1</text:p>
          </table:table-cell>
          <table:table-cell office:value-type="string" calcext:value-type="string">
            <text:p>4_best_f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pp_c_cali</text:p>
          </table:table-cell>
          <table:table-cell office:value-type="float" office:value="0.493506493506494" calcext:value-type="float">
            <text:p>0.4935064935064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6']</text:p>
          </table:table-cell>
          <table:table-cell office:value-type="string" calcext:value-type="string">
            <text:p>[0.9069212410501192]</text:p>
          </table:table-cell>
          <table:table-cell office:value-type="string" calcext:value-type="string">
            <text:p>[35]</text:p>
          </table:table-cell>
          <table:table-cell office:value-type="float" office:value="0.17258941104553" calcext:value-type="float">
            <text:p>0.17258941104553</text:p>
          </table:table-cell>
          <table:table-cell office:value-type="float" office:value="0.282508623435568" calcext:value-type="float">
            <text:p>0.282508623435568</text:p>
          </table:table-cell>
          <table:table-cell office:value-type="float" office:value="0.493506493506494" calcext:value-type="float">
            <text:p>0.493506493506494</text:p>
          </table:table-cell>
          <table:table-cell office:value-type="float" office:value="0.0827067669172932" calcext:value-type="float">
            <text:p>0.082706766917293</text:p>
          </table:table-cell>
          <table:table-cell office:value-type="float" office:value="0.105263157894737" calcext:value-type="float">
            <text:p>0.105263157894737</text:p>
          </table:table-cell>
          <table:table-cell office:value-type="float" office:value="0.254123798600279" calcext:value-type="float">
            <text:p>0.254123798600279</text:p>
          </table:table-cell>
          <table:table-cell office:value-type="float" office:value="0.276923076923077" calcext:value-type="float">
            <text:p>0.276923076923077</text:p>
          </table:table-cell>
          <table:table-cell office:value-type="float" office:value="0.0710184552289816" calcext:value-type="float">
            <text:p>0.071018455228982</text:p>
          </table:table-cell>
          <table:table-cell office:value-type="float" office:value="0.105263157894737" calcext:value-type="float">
            <text:p>0.10526315789473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pp_c_grav</text:p>
          </table:table-cell>
          <table:table-cell office:value-type="float" office:value="0.710382513661202" calcext:value-type="float">
            <text:p>0.71038251366120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9]</text:p>
          </table:table-cell>
          <table:table-cell office:value-type="float" office:value="0.359729516094475" calcext:value-type="float">
            <text:p>0.359729516094475</text:p>
          </table:table-cell>
          <table:table-cell office:value-type="float" office:value="0.611063177068354" calcext:value-type="float">
            <text:p>0.611063177068354</text:p>
          </table:table-cell>
          <table:table-cell office:value-type="float" office:value="0.710382513661202" calcext:value-type="float">
            <text:p>0.710382513661202</text:p>
          </table:table-cell>
          <table:table-cell office:value-type="float" office:value="0.105569985569986" calcext:value-type="float">
            <text:p>0.105569985569986</text:p>
          </table:table-cell>
          <table:table-cell office:value-type="float" office:value="0.238095238095238" calcext:value-type="float">
            <text:p>0.238095238095238</text:p>
          </table:table-cell>
          <table:table-cell office:value-type="float" office:value="0.606477859489908" calcext:value-type="float">
            <text:p>0.606477859489908</text:p>
          </table:table-cell>
          <table:table-cell office:value-type="float" office:value="0.654545454545455" calcext:value-type="float">
            <text:p>0.654545454545455</text:p>
          </table:table-cell>
          <table:table-cell office:value-type="float" office:value="0.115807042249655" calcext:value-type="float">
            <text:p>0.115807042249655</text:p>
          </table:table-cell>
          <table:table-cell office:value-type="float" office:value="0.216867469879518" calcext:value-type="float">
            <text:p>0.2168674698795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pp_c_sand</text:p>
          </table:table-cell>
          <table:table-cell office:value-type="float" office:value="0.710059171597633" calcext:value-type="float">
            <text:p>0.71005917159763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830548926014321]</text:p>
          </table:table-cell>
          <table:table-cell office:value-type="string" calcext:value-type="string">
            <text:p>[17]</text:p>
          </table:table-cell>
          <table:table-cell office:value-type="float" office:value="0.287547778407555" calcext:value-type="float">
            <text:p>0.287547778407555</text:p>
          </table:table-cell>
          <table:table-cell office:value-type="float" office:value="0.482863390720671" calcext:value-type="float">
            <text:p>0.482863390720671</text:p>
          </table:table-cell>
          <table:table-cell office:value-type="float" office:value="0.710059171597633" calcext:value-type="float">
            <text:p>0.710059171597633</text:p>
          </table:table-cell>
          <table:table-cell office:value-type="float" office:value="0.105555555555556" calcext:value-type="float">
            <text:p>0.105555555555556</text:p>
          </table:table-cell>
          <table:table-cell office:value-type="float" office:value="0.166666666666667" calcext:value-type="float">
            <text:p>0.166666666666667</text:p>
          </table:table-cell>
          <table:table-cell office:value-type="float" office:value="0.457149432183974" calcext:value-type="float">
            <text:p>0.457149432183974</text:p>
          </table:table-cell>
          <table:table-cell office:value-type="float" office:value="0.558139534883721" calcext:value-type="float">
            <text:p>0.558139534883721</text:p>
          </table:table-cell>
          <table:table-cell office:value-type="float" office:value="0.104622735170017" calcext:value-type="float">
            <text:p>0.104622735170017</text:p>
          </table:table-cell>
          <table:table-cell office:value-type="float" office:value="0.188235294117647" calcext:value-type="float">
            <text:p>0.1882352941176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pp_g_basn</text:p>
          </table:table-cell>
          <table:table-cell office:value-type="float" office:value="0.776923076923077" calcext:value-type="float">
            <text:p>0.77692307692307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8]</text:p>
          </table:table-cell>
          <table:table-cell office:value-type="float" office:value="0.761380880474966" calcext:value-type="float">
            <text:p>0.761380880474966</text:p>
          </table:table-cell>
          <table:table-cell office:value-type="float" office:value="0.758811981359947" calcext:value-type="float">
            <text:p>0.758811981359947</text:p>
          </table:table-cell>
          <table:table-cell office:value-type="float" office:value="0.772413793103448" calcext:value-type="float">
            <text:p>0.772413793103448</text:p>
          </table:table-cell>
          <table:table-cell office:value-type="float" office:value="0.760021135816324" calcext:value-type="float">
            <text:p>0.760021135816324</text:p>
          </table:table-cell>
          <table:table-cell office:value-type="float" office:value="0.765799256505576" calcext:value-type="float">
            <text:p>0.765799256505576</text:p>
          </table:table-cell>
          <table:table-cell office:value-type="float" office:value="0.76132195751524" calcext:value-type="float">
            <text:p>0.76132195751524</text:p>
          </table:table-cell>
          <table:table-cell office:value-type="float" office:value="0.773049645390071" calcext:value-type="float">
            <text:p>0.773049645390071</text:p>
          </table:table-cell>
          <table:table-cell office:value-type="float" office:value="0.765368447208352" calcext:value-type="float">
            <text:p>0.765368447208352</text:p>
          </table:table-cell>
          <table:table-cell office:value-type="float" office:value="0.776923076923077" calcext:value-type="float">
            <text:p>0.7769230769230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npp_g_ibpe</text:p>
          </table:table-cell>
          <table:table-cell office:value-type="float" office:value="0.817567567567568" calcext:value-type="float">
            <text:p>0.81756756756756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1']</text:p>
          </table:table-cell>
          <table:table-cell office:value-type="string" calcext:value-type="string">
            <text:p>[0.8711217183770883]</text:p>
          </table:table-cell>
          <table:table-cell office:value-type="string" calcext:value-type="string">
            <text:p>[19]</text:p>
          </table:table-cell>
          <table:table-cell office:value-type="float" office:value="0.75937799718639" calcext:value-type="float">
            <text:p>0.75937799718639</text:p>
          </table:table-cell>
          <table:table-cell office:value-type="float" office:value="0.776346031180005" calcext:value-type="float">
            <text:p>0.776346031180005</text:p>
          </table:table-cell>
          <table:table-cell office:value-type="float" office:value="0.794520547945205" calcext:value-type="float">
            <text:p>0.794520547945205</text:p>
          </table:table-cell>
          <table:table-cell office:value-type="float" office:value="0.793926757654277" calcext:value-type="float">
            <text:p>0.793926757654277</text:p>
          </table:table-cell>
          <table:table-cell office:value-type="float" office:value="0.817567567567568" calcext:value-type="float">
            <text:p>0.817567567567568</text:p>
          </table:table-cell>
          <table:table-cell office:value-type="float" office:value="0.677356034749301" calcext:value-type="float">
            <text:p>0.677356034749301</text:p>
          </table:table-cell>
          <table:table-cell office:value-type="float" office:value="0.789855072463768" calcext:value-type="float">
            <text:p>0.789855072463768</text:p>
          </table:table-cell>
          <table:table-cell office:value-type="float" office:value="0.789883165161975" calcext:value-type="float">
            <text:p>0.789883165161975</text:p>
          </table:table-cell>
          <table:table-cell office:value-type="float" office:value="0.802973977695167" calcext:value-type="float">
            <text:p>0.8029739776951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npp_g_summ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9210526315789472]</text:p>
          </table:table-cell>
          <table:table-cell office:value-type="string" calcext:value-type="string">
            <text:p>[33]</text:p>
          </table:table-cell>
          <table:table-cell office:value-type="float" office:value="0.0682169777163359" calcext:value-type="float">
            <text:p>0.068216977716336</text:p>
          </table:table-cell>
          <table:table-cell office:value-type="float" office:value="0.116772544243661" calcext:value-type="float">
            <text:p>0.116772544243661</text:p>
          </table:table-cell>
          <table:table-cell office:value-type="float" office:value="0.195121951219512" calcext:value-type="float">
            <text:p>0.195121951219512</text:p>
          </table:table-cell>
          <table:table-cell office:value-type="float" office:value="0.0859199280251912" calcext:value-type="float">
            <text:p>0.085919928025191</text:p>
          </table:table-cell>
          <table:table-cell office:value-type="float" office:value="0.102564102564103" calcext:value-type="float">
            <text:p>0.102564102564103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0.0526315789473684" calcext:value-type="float">
            <text:p>0.052631578947369</text:p>
          </table:table-cell>
          <table:table-cell office:value-type="float" office:value="0.0350877192982456" calcext:value-type="float">
            <text:p>0.035087719298246</text:p>
          </table:table-cell>
          <table:table-cell office:value-type="float" office:value="0.0526315789473684" calcext:value-type="float">
            <text:p>0.05263157894736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npp_m_nort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3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4]</text:p>
          </table:table-cell>
          <table:table-cell office:value-type="float" office:value="0.763501165717207" calcext:value-type="float">
            <text:p>0.763501165717207</text:p>
          </table:table-cell>
          <table:table-cell office:value-type="float" office:value="0.762724535073104" calcext:value-type="float">
            <text:p>0.762724535073104</text:p>
          </table:table-cell>
          <table:table-cell office:value-type="float" office:value="0.784452296819788" calcext:value-type="float">
            <text:p>0.784452296819788</text:p>
          </table:table-cell>
          <table:table-cell office:value-type="float" office:value="0.778803121600683" calcext:value-type="float">
            <text:p>0.778803121600683</text:p>
          </table:table-cell>
          <table:table-cell office:value-type="float" office:value="0.792857142857143" calcext:value-type="float">
            <text:p>0.792857142857143</text:p>
          </table:table-cell>
          <table:table-cell office:value-type="float" office:value="0.747089540223915" calcext:value-type="float">
            <text:p>0.747089540223915</text:p>
          </table:table-cell>
          <table:table-cell office:value-type="float" office:value="0.786206896551724" calcext:value-type="float">
            <text:p>0.786206896551724</text:p>
          </table:table-cell>
          <table:table-cell office:value-type="float" office:value="0.765387465971124" calcext:value-type="float">
            <text:p>0.765387465971124</text:p>
          </table:table-cell>
          <table:table-cell office:value-type="float" office:value="0.769230769230769" calcext:value-type="float">
            <text:p>0.76923076923076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pp_m_rabb</text:p>
          </table:table-cell>
          <table:table-cell office:value-type="float" office:value="0.810457516339869" calcext:value-type="float">
            <text:p>0.8104575163398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5']</text:p>
          </table:table-cell>
          <table:table-cell office:value-type="string" calcext:value-type="string">
            <text:p>[0.8615751789976134]</text:p>
          </table:table-cell>
          <table:table-cell office:value-type="string" calcext:value-type="string">
            <text:p>[11]</text:p>
          </table:table-cell>
          <table:table-cell office:value-type="float" office:value="0.775056560550395" calcext:value-type="float">
            <text:p>0.775056560550395</text:p>
          </table:table-cell>
          <table:table-cell office:value-type="float" office:value="0.771374203758545" calcext:value-type="float">
            <text:p>0.771374203758545</text:p>
          </table:table-cell>
          <table:table-cell office:value-type="float" office:value="0.790035587188612" calcext:value-type="float">
            <text:p>0.790035587188612</text:p>
          </table:table-cell>
          <table:table-cell office:value-type="float" office:value="0.80009529660812" calcext:value-type="float">
            <text:p>0.80009529660812</text:p>
          </table:table-cell>
          <table:table-cell office:value-type="float" office:value="0.810457516339869" calcext:value-type="float">
            <text:p>0.810457516339869</text:p>
          </table:table-cell>
          <table:table-cell office:value-type="float" office:value="0.770264939252829" calcext:value-type="float">
            <text:p>0.770264939252829</text:p>
          </table:table-cell>
          <table:table-cell office:value-type="float" office:value="0.80794701986755" calcext:value-type="float">
            <text:p>0.80794701986755</text:p>
          </table:table-cell>
          <table:table-cell office:value-type="float" office:value="0.758491802582086" calcext:value-type="float">
            <text:p>0.758491802582086</text:p>
          </table:table-cell>
          <table:table-cell office:value-type="float" office:value="0.780141843971631" calcext:value-type="float">
            <text:p>0.7801418439716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pp_m_well</text:p>
          </table:table-cell>
          <table:table-cell office:value-type="float" office:value="0.814516129032258" calcext:value-type="float">
            <text:p>0.81451612903225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['8']</text:p>
          </table:table-cell>
          <table:table-cell office:value-type="string" calcext:value-type="string">
            <text:p>[0.8902147971360382]</text:p>
          </table:table-cell>
          <table:table-cell office:value-type="string" calcext:value-type="string">
            <text:p>[29]</text:p>
          </table:table-cell>
          <table:table-cell office:value-type="float" office:value="0.765044644914619" calcext:value-type="float">
            <text:p>0.765044644914619</text:p>
          </table:table-cell>
          <table:table-cell office:value-type="float" office:value="0.805282110825046" calcext:value-type="float">
            <text:p>0.805282110825046</text:p>
          </table:table-cell>
          <table:table-cell office:value-type="float" office:value="0.814516129032258" calcext:value-type="float">
            <text:p>0.814516129032258</text:p>
          </table:table-cell>
          <table:table-cell office:value-type="float" office:value="0.778287230767477" calcext:value-type="float">
            <text:p>0.778287230767477</text:p>
          </table:table-cell>
          <table:table-cell office:value-type="float" office:value="0.783582089552239" calcext:value-type="float">
            <text:p>0.783582089552239</text:p>
          </table:table-cell>
          <table:table-cell office:value-type="float" office:value="0.672343389698267" calcext:value-type="float">
            <text:p>0.672343389698267</text:p>
          </table:table-cell>
          <table:table-cell office:value-type="float" office:value="0.763358778625954" calcext:value-type="float">
            <text:p>0.763358778625954</text:p>
          </table:table-cell>
          <table:table-cell office:value-type="float" office:value="0.804265848367688" calcext:value-type="float">
            <text:p>0.804265848367688</text:p>
          </table:table-cell>
          <table:table-cell office:value-type="float" office:value="0.812286689419795" calcext:value-type="float">
            <text:p>0.81228668941979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npp_p_coll</text:p>
          </table:table-cell>
          <table:table-cell office:value-type="float" office:value="0.789156626506024" calcext:value-type="float">
            <text:p>0.78915662650602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329355608591885]</text:p>
          </table:table-cell>
          <table:table-cell office:value-type="string" calcext:value-type="string">
            <text:p>[25]</text:p>
          </table:table-cell>
          <table:table-cell office:value-type="float" office:value="0.760678420379172" calcext:value-type="float">
            <text:p>0.760678420379172</text:p>
          </table:table-cell>
          <table:table-cell office:value-type="float" office:value="0.742831745528871" calcext:value-type="float">
            <text:p>0.742831745528871</text:p>
          </table:table-cell>
          <table:table-cell office:value-type="float" office:value="0.782089552238806" calcext:value-type="float">
            <text:p>0.782089552238806</text:p>
          </table:table-cell>
          <table:table-cell office:value-type="float" office:value="0.781100767945847" calcext:value-type="float">
            <text:p>0.781100767945847</text:p>
          </table:table-cell>
          <table:table-cell office:value-type="float" office:value="0.789156626506024" calcext:value-type="float">
            <text:p>0.789156626506024</text:p>
          </table:table-cell>
          <table:table-cell office:value-type="float" office:value="0.750962295939784" calcext:value-type="float">
            <text:p>0.750962295939784</text:p>
          </table:table-cell>
          <table:table-cell office:value-type="float" office:value="0.784660766961652" calcext:value-type="float">
            <text:p>0.784660766961652</text:p>
          </table:table-cell>
          <table:table-cell office:value-type="float" office:value="0.767818872102188" calcext:value-type="float">
            <text:p>0.767818872102188</text:p>
          </table:table-cell>
          <table:table-cell office:value-type="float" office:value="0.78594249201278" calcext:value-type="float">
            <text:p>0.785942492012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npp_p_smal</text:p>
          </table:table-cell>
          <table:table-cell office:value-type="float" office:value="0.813056379821958" calcext:value-type="float">
            <text:p>0.81305637982195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496420047732697]</text:p>
          </table:table-cell>
          <table:table-cell office:value-type="string" calcext:value-type="string">
            <text:p>[32]</text:p>
          </table:table-cell>
          <table:table-cell office:value-type="float" office:value="0.779139772621727" calcext:value-type="float">
            <text:p>0.779139772621727</text:p>
          </table:table-cell>
          <table:table-cell office:value-type="float" office:value="0.767891684843635" calcext:value-type="float">
            <text:p>0.767891684843635</text:p>
          </table:table-cell>
          <table:table-cell office:value-type="float" office:value="0.790419161676647" calcext:value-type="float">
            <text:p>0.790419161676647</text:p>
          </table:table-cell>
          <table:table-cell office:value-type="float" office:value="0.783016590170204" calcext:value-type="float">
            <text:p>0.783016590170204</text:p>
          </table:table-cell>
          <table:table-cell office:value-type="float" office:value="0.797619047619048" calcext:value-type="float">
            <text:p>0.797619047619048</text:p>
          </table:table-cell>
          <table:table-cell office:value-type="float" office:value="0.775086253591446" calcext:value-type="float">
            <text:p>0.775086253591446</text:p>
          </table:table-cell>
          <table:table-cell office:value-type="float" office:value="0.813056379821958" calcext:value-type="float">
            <text:p>0.813056379821958</text:p>
          </table:table-cell>
          <table:table-cell office:value-type="float" office:value="0.790564561881624" calcext:value-type="float">
            <text:p>0.790564561881624</text:p>
          </table:table-cell>
          <table:table-cell office:value-type="float" office:value="0.801033591731266" calcext:value-type="float">
            <text:p>0.80103359173126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npp_p_tobo</text:p>
          </table:table-cell>
          <table:table-cell office:value-type="float" office:value="0.829850746268657" calcext:value-type="float">
            <text:p>0.82985074626865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7']</text:p>
          </table:table-cell>
          <table:table-cell office:value-type="string" calcext:value-type="string">
            <text:p>[0.8639618138424822]</text:p>
          </table:table-cell>
          <table:table-cell office:value-type="string" calcext:value-type="string">
            <text:p>[20]</text:p>
          </table:table-cell>
          <table:table-cell office:value-type="float" office:value="0.770239104189233" calcext:value-type="float">
            <text:p>0.770239104189233</text:p>
          </table:table-cell>
          <table:table-cell office:value-type="float" office:value="0.799075951698203" calcext:value-type="float">
            <text:p>0.799075951698203</text:p>
          </table:table-cell>
          <table:table-cell office:value-type="float" office:value="0.829850746268657" calcext:value-type="float">
            <text:p>0.829850746268657</text:p>
          </table:table-cell>
          <table:table-cell office:value-type="float" office:value="0.809123017947761" calcext:value-type="float">
            <text:p>0.809123017947761</text:p>
          </table:table-cell>
          <table:table-cell office:value-type="float" office:value="0.827794561933535" calcext:value-type="float">
            <text:p>0.827794561933535</text:p>
          </table:table-cell>
          <table:table-cell office:value-type="float" office:value="0.696022366963634" calcext:value-type="float">
            <text:p>0.696022366963634</text:p>
          </table:table-cell>
          <table:table-cell office:value-type="float" office:value="0.769230769230769" calcext:value-type="float">
            <text:p>0.769230769230769</text:p>
          </table:table-cell>
          <table:table-cell office:value-type="float" office:value="0.776735080147336" calcext:value-type="float">
            <text:p>0.776735080147336</text:p>
          </table:table-cell>
          <table:table-cell office:value-type="float" office:value="0.818941504178273" calcext:value-type="float">
            <text:p>0.81894150417827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pp_t_east</text:p>
          </table:table-cell>
          <table:table-cell office:value-type="float" office:value="0.790849673202614" calcext:value-type="float">
            <text:p>0.79084967320261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['9']</text:p>
          </table:table-cell>
          <table:table-cell office:value-type="string" calcext:value-type="string">
            <text:p>[0.8472553699284008]</text:p>
          </table:table-cell>
          <table:table-cell office:value-type="string" calcext:value-type="string">
            <text:p>[7]</text:p>
          </table:table-cell>
          <table:table-cell office:value-type="float" office:value="0.734473141020029" calcext:value-type="float">
            <text:p>0.734473141020029</text:p>
          </table:table-cell>
          <table:table-cell office:value-type="float" office:value="0.762768145477143" calcext:value-type="float">
            <text:p>0.762768145477143</text:p>
          </table:table-cell>
          <table:table-cell office:value-type="float" office:value="0.790849673202614" calcext:value-type="float">
            <text:p>0.790849673202614</text:p>
          </table:table-cell>
          <table:table-cell office:value-type="float" office:value="0.708699324171581" calcext:value-type="float">
            <text:p>0.708699324171581</text:p>
          </table:table-cell>
          <table:table-cell office:value-type="float" office:value="0.738095238095238" calcext:value-type="float">
            <text:p>0.738095238095238</text:p>
          </table:table-cell>
          <table:table-cell office:value-type="float" office:value="0.734985982913051" calcext:value-type="float">
            <text:p>0.734985982913051</text:p>
          </table:table-cell>
          <table:table-cell office:value-type="float" office:value="0.745387453874539" calcext:value-type="float">
            <text:p>0.745387453874539</text:p>
          </table:table-cell>
          <table:table-cell office:value-type="float" office:value="0.731439111518342" calcext:value-type="float">
            <text:p>0.731439111518342</text:p>
          </table:table-cell>
          <table:table-cell office:value-type="float" office:value="0.748148148148148" calcext:value-type="float">
            <text:p>0.74814814814814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pp_t_tayl</text:p>
          </table:table-cell>
          <table:table-cell office:value-type="float" office:value="0.83987915407855" calcext:value-type="float">
            <text:p>0.8398791540785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0']</text:p>
          </table:table-cell>
          <table:table-cell office:value-type="string" calcext:value-type="string">
            <text:p>[0.8735083532219571]</text:p>
          </table:table-cell>
          <table:table-cell office:value-type="string" calcext:value-type="string">
            <text:p>[11]</text:p>
          </table:table-cell>
          <table:table-cell office:value-type="float" office:value="0.768920940184058" calcext:value-type="float">
            <text:p>0.768920940184058</text:p>
          </table:table-cell>
          <table:table-cell office:value-type="float" office:value="0.762788740526179" calcext:value-type="float">
            <text:p>0.762788740526179</text:p>
          </table:table-cell>
          <table:table-cell office:value-type="float" office:value="0.784053156146179" calcext:value-type="float">
            <text:p>0.784053156146179</text:p>
          </table:table-cell>
          <table:table-cell office:value-type="float" office:value="0.772246020239298" calcext:value-type="float">
            <text:p>0.772246020239298</text:p>
          </table:table-cell>
          <table:table-cell office:value-type="float" office:value="0.808641975308642" calcext:value-type="float">
            <text:p>0.808641975308642</text:p>
          </table:table-cell>
          <table:table-cell office:value-type="float" office:value="0.723649654439128" calcext:value-type="float">
            <text:p>0.723649654439128</text:p>
          </table:table-cell>
          <table:table-cell office:value-type="float" office:value="0.769736842105263" calcext:value-type="float">
            <text:p>0.769736842105263</text:p>
          </table:table-cell>
          <table:table-cell office:value-type="float" office:value="0.816999345531629" calcext:value-type="float">
            <text:p>0.816999345531629</text:p>
          </table:table-cell>
          <table:table-cell office:value-type="float" office:value="0.83987915407855" calcext:value-type="float">
            <text:p>0.8398791540785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npp_t_west</text:p>
          </table:table-cell>
          <table:table-cell office:value-type="float" office:value="0.784172661870503" calcext:value-type="float">
            <text:p>0.78417266187050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['2']</text:p>
          </table:table-cell>
          <table:table-cell office:value-type="string" calcext:value-type="string">
            <text:p>[0.8568019093078759]</text:p>
          </table:table-cell>
          <table:table-cell office:value-type="string" calcext:value-type="string">
            <text:p>[15]</text:p>
          </table:table-cell>
          <table:table-cell office:value-type="float" office:value="0.754181369341995" calcext:value-type="float">
            <text:p>0.754181369341995</text:p>
          </table:table-cell>
          <table:table-cell office:value-type="float" office:value="0.752245769239233" calcext:value-type="float">
            <text:p>0.752245769239233</text:p>
          </table:table-cell>
          <table:table-cell office:value-type="float" office:value="0.764705882352941" calcext:value-type="float">
            <text:p>0.764705882352941</text:p>
          </table:table-cell>
          <table:table-cell office:value-type="float" office:value="0.760890497077617" calcext:value-type="float">
            <text:p>0.760890497077617</text:p>
          </table:table-cell>
          <table:table-cell office:value-type="float" office:value="0.784172661870503" calcext:value-type="float">
            <text:p>0.784172661870503</text:p>
          </table:table-cell>
          <table:table-cell office:value-type="float" office:value="0.749733204089052" calcext:value-type="float">
            <text:p>0.749733204089052</text:p>
          </table:table-cell>
          <table:table-cell office:value-type="float" office:value="0.760147601476015" calcext:value-type="float">
            <text:p>0.760147601476015</text:p>
          </table:table-cell>
          <table:table-cell office:value-type="float" office:value="0.753856006962079" calcext:value-type="float">
            <text:p>0.753856006962079</text:p>
          </table:table-cell>
          <table:table-cell office:value-type="float" office:value="0.765957446808511" calcext:value-type="float">
            <text:p>0.765957446808511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mean </text:p>
          </table:table-cell>
          <table:table-cell table:formula="of:=AVERAGE([.C2:.C16])" office:value-type="float" office:value="0.731223786963538" calcext:value-type="float">
            <text:p>0.731223786963538</text:p>
          </table:table-cell>
          <table:table-cell table:number-columns-repeated="5"/>
          <table:table-cell table:formula="of:=AVERAGE([.I2:.I16])" office:value-type="float" office:value="0.618671845322913" calcext:value-type="float">
            <text:p>0.618671845322913</text:p>
          </table:table-cell>
          <table:table-cell table:formula="of:=AVERAGE([.J2:.J16])" office:value-type="float" office:value="0.663689908998544" calcext:value-type="float">
            <text:p>0.663689908998544</text:p>
          </table:table-cell>
          <table:table-cell table:formula="of:=AVERAGE([.K2:.K16])" office:value-type="float" office:value="0.720465110397333" calcext:value-type="float">
            <text:p>0.720465110397333</text:p>
          </table:table-cell>
          <table:table-cell table:formula="of:=AVERAGE([.L2:.L16])" office:value-type="float" office:value="0.593730799737815" calcext:value-type="float">
            <text:p>0.593730799737815</text:p>
          </table:table-cell>
          <table:table-cell table:formula="of:=AVERAGE([.M2:.M16])" office:value-type="float" office:value="0.621888856625075" calcext:value-type="float">
            <text:p>0.621888856625075</text:p>
          </table:table-cell>
          <table:table-cell table:formula="of:=AVERAGE([.N2:.N16])" office:value-type="float" office:value="0.627443628596537" calcext:value-type="float">
            <text:p>0.627443628596537</text:p>
          </table:table-cell>
          <table:table-cell table:formula="of:=AVERAGE([.O2:.O16])" office:value-type="float" office:value="0.673658458111259" calcext:value-type="float">
            <text:p>0.673658458111259</text:p>
          </table:table-cell>
          <table:table-cell table:formula="of:=AVERAGE([.P2:.P16])" office:value-type="float" office:value="0.589823043958755" calcext:value-type="float">
            <text:p>0.589823043958755</text:p>
          </table:table-cell>
          <table:table-cell table:formula="of:=AVERAGE([.Q2:.Q16])" office:value-type="float" office:value="0.617630413002482" calcext:value-type="float">
            <text:p>0.617630413002482</text:p>
          </table:table-cell>
        </table:table-row>
        <table:table-row table:style-name="ro1">
          <table:table-cell/>
          <table:table-cell office:value-type="string" calcext:value-type="string">
            <text:p>min</text:p>
          </table:table-cell>
          <table:table-cell table:formula="of:=MIN([.C2:.C16])" office:value-type="float" office:value="0.195121951219512" calcext:value-type="float">
            <text:p>0.195121951219512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max</text:p>
          </table:table-cell>
          <table:table-cell table:formula="of:=MAX([.C2:.C16])" office:value-type="float" office:value="0.83987915407855" calcext:value-type="float">
            <text:p>0.83987915407855</text:p>
          </table:table-cell>
          <table:table-cell table:number-columns-repeated="14"/>
        </table:table-row>
        <table:table-row table:style-name="ro1">
          <table:table-cell/>
          <table:table-cell office:value-type="string" calcext:value-type="string">
            <text:p>stdev</text:p>
          </table:table-cell>
          <table:table-cell table:formula="of:=STDEV([.C2:.C16])" office:value-type="float" office:value="0.170984505242342" calcext:value-type="float">
            <text:p>0.170984505242342</text:p>
          </table:table-cell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 office:value-type="string" calcext:value-type="string">
            <text:p>Initial Sequence D</text:p>
          </table:table-cell>
          <table:table-cell table:style-name="ce1" table:number-columns-repeated="8"/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25T10:05:50.855617006</dc:date>
    <meta:editing-duration>PT2M36S</meta:editing-duration>
    <meta:editing-cycles>1</meta:editing-cycles>
    <meta:document-statistic meta:table-count="1" meta:cell-count="289" meta:object-count="0"/>
    <meta:generator>LibreOffice/6.0.7.3$Linux_X86_64 LibreOffice_project/00m0$Build-3</meta:generator>
  </office:meta>
</office:document-meta>
</file>